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ab7" officeooo:paragraph-rsid="0003fab7"/>
    </style:style>
    <style:style style:name="P2" style:family="paragraph" style:parent-style-name="Standard">
      <style:text-properties officeooo:rsid="00054880" officeooo:paragraph-rsid="000548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nchise : prendre <text:s/>contact pour ouvrir d’autre restaurant franchisseur.</text:p>
      <text:p text:style-name="P1"/>
      <text:p text:style-name="P1">Réseau atipique (lieu, menu,personnel, )</text:p>
      <text:p text:style-name="P1"/>
      <text:p text:style-name="P1">Visibilité pour les nouveau franchiser et les nouveau client,</text:p>
      <text:p text:style-name="P1"/>
      <text:p text:style-name="P1">ancien cuisinier : les client des projets,</text:p>
      <text:p text:style-name="P1"/>
      <text:p text:style-name="P1">description des restaurant déjà Franchisé et le moyen de devenir Franchisé,</text:p>
      <text:p text:style-name="P1"/>
      <text:p text:style-name="P1">Soutien développement du restaurant atypique,</text:p>
      <text:p text:style-name="P1"/>
      <text:p text:style-name="P1">Menu, restaurant, </text:p>
      <text:p text:style-name="P1"/>
      <text:p text:style-name="P1">Simplement France pour le moment, peut etre à l’internationnal dans le futur,</text:p>
      <text:p text:style-name="P1"/>
      <text:p text:style-name="P1">Contenu des restaurant,</text:p>
      <text:p text:style-name="P1"/>
      <text:p text:style-name="P1">Présenter le concept atypique,</text:p>
      <text:p text:style-name="P1"/>
      <text:p text:style-name="P1">aucune procédure standardisé </text:p>
      <text:p text:style-name="P1"/>
      <text:p text:style-name="P1">Faire un formulaire pour inscription,</text:p>
      <text:p text:style-name="P1"/>
      <text:p text:style-name="P2">Simple accès très clair et pas trop info,</text:p>
      <text:p text:style-name="P2"/>
      <text:p text:style-name="P2">Restaurant : heure, lieu, menu, prix, ,,,,</text:p>
      <text:p text:style-name="P2"/>
      <text:p text:style-name="P2">Nom : RestaurantAtypique,com</text:p>
      <text:p text:style-name="P2"/>
      <text:p text:style-name="P2">faire une Application à la localisation,</text:p>
      <text:p text:style-name="P2"/>
      <text:p text:style-name="P2">Un seul menu par restaurant,</text:p>
      <text:p text:style-name="P2"/>
      <text:p text:style-name="P2">Attente historique : Faire l’historique,</text:p>
      <text:p text:style-name="P2"/>
      <text:p text:style-name="P2">Responsive,</text:p>
      <text:p text:style-name="P2"/>
      <text:p text:style-name="P2">important le référencement du site : =ref</text:p>
      <text:p text:style-name="P2"/>
      <text:p text:style-name="P2">Simple fluid et efficace,</text:p>
      <text:p text:style-name="P2"/>
      <text:p text:style-name="P2">Visibilité sur les réseaux sociaux,</text:p>
      <text:p text:style-name="P2"/>
      <text:p text:style-name="P2">Particulier une partie pro,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5:58:16.197231588</meta:creation-date>
    <dc:date>2017-02-28T09:27:23.466020052</dc:date>
    <meta:editing-duration>PT4M36S</meta:editing-duration>
    <meta:editing-cycles>1</meta:editing-cycles>
    <meta:document-statistic meta:table-count="0" meta:image-count="0" meta:object-count="0" meta:page-count="1" meta:paragraph-count="23" meta:word-count="130" meta:character-count="908" meta:non-whitespace-character-count="798"/>
    <meta:generator>LibreOffice/5.1.6.2$Linux_X86_64 LibreOffice_project/10m0$Build-2</meta:generator>
  </office:meta>
</office:document-meta>
</file>